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200%" style:text-autospace="none"/>
      <style:text-properties fo:color="#000000" style:text-line-through-style="none" style:font-name="Calibri" fo:font-size="11pt" style:text-underline-style="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line-height="200%" style:text-autospace="none"/>
      <style:text-properties fo:color="#000000" style:text-line-through-style="none" style:font-name="Calibri" fo:font-size="11pt" style:text-underline-style="none" fo:font-weight="bold" style:font-name-asian="Calibri" style:font-size-asian="11pt" style:font-weight-asian="bold" style:font-name-complex="Calibri" style:font-size-complex="11pt" style:font-weight-complex="bold"/>
    </style:style>
    <style:style style:name="P3" style:family="paragraph" style:parent-style-name="Standard">
      <style:paragraph-properties fo:line-height="200%"/>
    </style:style>
    <style:style style:name="P4" style:family="paragraph" style:parent-style-name="Standard">
      <style:paragraph-properties fo:line-height="200%" style:text-autospace="none"/>
    </style:style>
    <style:style style:name="P5" style:family="paragraph" style:parent-style-name="Standard">
      <style:paragraph-properties fo:line-height="200%" style:text-autospace="none"/>
      <style:text-properties style:font-name="Calibri1" fo:font-size="12pt"/>
    </style:style>
    <style:style style:name="P6" style:family="paragraph" style:parent-style-name="Standard">
      <style:paragraph-properties fo:line-height="200%" style:text-autospace="none"/>
      <style:text-properties fo:color="#000000" style:text-line-through-style="none" style:font-name="Calibri" fo:font-size="11pt" style:text-underline-style="none" fo:font-weight="bold" style:font-name-asian="Calibri" style:font-size-asian="11pt" style:font-weight-asian="bold" style:font-name-complex="Calibri" style:font-size-complex="11pt" style:font-weight-complex="bold"/>
    </style:style>
    <style:style style:name="T1" style:family="text">
      <style:text-properties fo:color="#000000" style:font-name="Calibri" fo:font-size="12pt" fo:font-weight="bold" style:font-name-asian="Calibri" style:font-size-asian="12pt" style:font-weight-asian="bold" style:font-name-complex="Calibri" style:font-size-complex="12pt" style:font-weight-complex="bold"/>
    </style:style>
    <style:style style:name="T2" style:family="text">
      <style:text-properties fo:color="#000000" style:font-name="Calibri" fo:font-size="11pt" fo:font-weight="bold" style:font-name-asian="Calibri" style:font-size-asian="11pt" style:font-weight-asian="bold" style:font-name-complex="Calibri" style:font-size-complex="11pt" style:font-weight-complex="bold"/>
    </style:style>
    <style:style style:name="T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text:span text:style-name="T1"><text:s/>Francis Cottrell-Eshaghi</text:span><text:span text:style-name="T2"> </text:span></text:p>
      <text:p text:style-name="P2">UN 2001 R03/R04 </text:p>
      <text:p text:style-name="P2">2 November 2011 </text:p>
      <text:p text:style-name="P2">Project #3: Visual first Draft</text:p>
      <text:p text:style-name="P2">Word-count: <text:word-count>294</text:word-count></text:p>
      <text:p text:style-name="P2">Contrast:</text:p>
      <text:p text:style-name="P1">The largest contrast of the visual would be the lettering in the middle contrasting ageist the background image of the basement. I also plan to make the lettering in red to make the title pop out even more then I douse. </text:p>
      <text:p text:style-name="P2">Repetition :</text:p>
      <text:p text:style-name="P1">For repetition, I put a brick wall to fade in in the background. Also I put in a magical motif several times to make sure it sticks. I put in calipers, flacks, books, a magic circle, some blood. I wish to put in some magical light when I put color on my final draft. This should make the image give the person seeing it a superfluous amount of magical ideas in there head. </text:p>
      <text:p text:style-name="P2">Alignment: </text:p>
      <text:p text:style-name="P1">Well, as you can see from my rough draft I would not even call myself a fair artist so the image might not be aligned just from that. However the image I am displaying is very much so aligned with the idea I want to represent that is the Fate Stay Night series. A world of legendary myths, spirits, magic, and <text:span text:style-name="T3">bishojo</text:span>. </text:p>
      <text:p text:style-name="P2">Proximity: </text:p>
      <text:p text:style-name="P1">Taking a lesson from the book I put like things together, I put but books on one shelf, all the flasks are on <text:s/>another. I put the contrasting thing like the name far from the center of the image focus of attention. I think if you where to look just at the picture you eye would go to Rin and the summoning circle but the most contesting thing the lettering is placed far from that. As a matter of fact, where I put the lettering it has not much going around it, there is only a brick wall.</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1T18:18:05.89</meta:creation-date>
    <dc:date>2011-11-01T15:56:27.23</dc:date>
    <meta:editing-duration>PT3H15M49S</meta:editing-duration>
    <meta:editing-cycles>3</meta:editing-cycles>
    <meta:generator>OpenOffice.org/3.3$Win32 OpenOffice.org_project/330m20$Build-9567</meta:generator>
    <meta:document-statistic meta:table-count="0" meta:image-count="0" meta:object-count="0" meta:page-count="1" meta:paragraph-count="13" meta:word-count="294" meta:character-count="1547"/>
  </office:meta>
</office:document-meta>
</file>